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Attribute.copyTo( Attribut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Attribute.TypeAttribut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ttribute.equals(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Attribute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